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6pt" officeooo:rsid="00195ae1" officeooo:paragraph-rsid="00195ae1" style:font-size-asian="16pt" style:font-size-complex="16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6pt" officeooo:rsid="001a10d1" officeooo:paragraph-rsid="001a10d1" style:font-size-asian="16pt" style:font-size-complex="16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6pt" officeooo:rsid="001c2ad1" officeooo:paragraph-rsid="001c2ad1" style:font-size-asian="16pt" style:font-size-complex="16pt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01a10d1"/>
    </style:style>
    <style:style style:name="P5" style:family="paragraph" style:parent-style-name="Standard">
      <style:paragraph-properties fo:text-align="start" style:justify-single-word="false" style:writing-mode="rl-tb"/>
      <style:text-properties officeooo:paragraph-rsid="001a10d1"/>
    </style:style>
    <style:style style:name="T1" style:family="text">
      <style:text-properties fo:font-variant="normal" fo:text-transform="none" fo:color="#24292e" style:font-name="SFMono-Regular" fo:font-size="9.75pt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size="16pt" officeooo:rsid="001a10d1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یک پروژه ای روی گیتاب دیدم که مثال هایی از axios را در خود دارد. ما فعلا میتوانیم با get کار کنیم اما این کافی نیست <text:s/>و ما باید بلد باشیم درخواست های حرفه ای تری رو هم بفرستیم.</text:p>
      <text:p text:style-name="P1"/>
      <text:p text:style-name="P1">صفحه ی گیتاب ان پروژه در لینک زیر است:<text:line-break/></text:p>
      <text:p text:style-name="P2"><text:a xlink:type="simple" xlink:href="https://github.com/axios/axios/tree/master/examples" text:style-name="Internet_20_link" text:visited-style-name="Visited_20_Internet_20_Link">https://github.com/axios/axios/tree/master/examples</text:a></text:p>
      <text:p text:style-name="P2"/>
      <text:p text:style-name="P2"/>
      <text:p text:style-name="P4"><text:span text:style-name="T3">مشاهده ی خروجی کد فوق:<text:line-break/><text:line-break/></text:span></text:p>
      <text:p text:style-name="P5"><text:span text:style-name="Source_20_Text"><text:span text:style-name="T1"/></text:span></text:p>
      <text:p text:style-name="P5"><text:span text:style-name="Source_20_Text"><text:span text:style-name="T1">npm run examples</text:span></text:span></text:p>
      <text:p text:style-name="P5"><text:span text:style-name="Source_20_Text"><text:span text:style-name="T1"/></text:span></text:p>
      <text:p text:style-name="P5"><text:a xlink:type="simple" xlink:href="http://localhost:3000/" text:style-name="Internet_20_link" text:visited-style-name="Visited_20_Internet_20_Link"><text:span text:style-name="T2">http://localhost:3000</text:span></text:a></text:p>
      <text:p text:style-name="P3"/>
      <text:p text:style-name="P3">به نظرم کدی که در فولدر کناری قرار دارد کد مهمی است و من سعی می کنم کم کم هی در موردش توضیح بدهم البته اگر فراموش نکنم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6:55:14.800070064</meta:creation-date>
    <dc:date>2017-10-29T15:54:46.007045615</dc:date>
    <meta:editing-duration>PT5H42M11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86" meta:character-count="445" meta:non-whitespace-character-count="362"/>
  </office:meta>
</office:document-meta>
</file>